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StarSymbol" svg:font-family="StarSymbol"/>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Text_20_body">
      <style:paragraph-properties fo:margin-left="0cm" fo:margin-right="0cm" fo:margin-top="0cm" fo:margin-bottom="0cm" fo:text-indent="0cm" style:auto-text-indent="false"/>
      <style:text-properties style:font-name="DejaVu Sans" fo:font-size="9pt"/>
    </style:style>
    <style:style style:name="P4" style:family="paragraph" style:parent-style-name="Standard">
      <style:paragraph-properties fo:text-align="start" style:justify-single-word="false" style:text-autospace="none" style:writing-mode="lr-tb"/>
      <style:text-properties style:text-outline="false" style:text-line-through-style="none" style:font-name="DejaVu Sans1"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style>
    <style:style style:name="P5" style:family="paragraph" style:parent-style-name="Standard">
      <style:paragraph-properties fo:text-align="start" style:justify-single-word="false" style:text-autospace="none" style:writing-mode="lr-tb"/>
      <style:text-properties fo:color="#000000" style:text-outline="false" style:text-line-through-style="none" style:font-name="DejaVu Sans1"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style>
    <style:style style:name="P6" style:family="paragraph" style:parent-style-name="Text_20_body">
      <style:text-properties fo:font-style="italic" fo:font-weight="bold" style:font-style-asian="italic" style:font-weight-asian="bold" style:font-style-complex="italic" style:font-weight-complex="bold"/>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text-properties fo:font-style="italic" fo:font-weight="bold" style:font-style-asian="italic" style:font-weight-asian="bold" style:font-style-complex="italic" style:font-weight-complex="bold"/>
    </style:style>
    <style:style style:name="P11" style:family="paragraph" style:parent-style-name="Standard" style:list-style-name="L1"/>
    <style:style style:name="P12" style:family="paragraph" style:parent-style-name="Standard" style:list-style-name="L2">
      <style:paragraph-properties fo:margin-left="0cm" fo:margin-right="0cm" fo:text-indent="0cm" style:auto-text-indent="false"/>
    </style:style>
    <style:style style:name="T1" style:family="text">
      <style:text-properties fo:color="#000000"/>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Courier 10 Pitch"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 Anleitung Layout des Nüüs vu Mullis mit Hilfe von Scribus<text:tab/></text:p>
      <text:p text:style-name="Standard">Hier versucht Niklaus die wichtigsten Tipps &amp; Tricks zusammenzufassen, wie man am einfachsten ein Nüüs vu Mullis mit Hilfe des Programms Scribus layoutet.</text:p>
      <text:h text:style-name="Heading_20_2" text:outline-level="2">Gebrauchte SW:</text:h>
      <text:list xml:id="list2090904662" text:style-name="L1">
        <text:list-item>
          <text:p text:style-name="P11">Verwendete Version: 1.4.0.rc5 (s.a. <text:a xlink:type="simple" xlink:href="http://ww.scribus.net/">Http://ww.scribus.net</text:a>)</text:p>
        </text:list-item>
      </text:list>
      <text:list xml:id="list1845120182" text:style-name="L2">
        <text:list-item>
          <text:p text:style-name="P12">Dazu noch Ghostscript gs863w32.exe und auf CD gebrannt.</text:p>
        </text:list-item>
        <text:list-item>
          <text:p text:style-name="P12">Texteditor Notepad++ <text:a xlink:type="simple" xlink:href="http://notepad-plus.sourceforge.net/de/about.php?lang=de">http://notepad-plus.sourceforge.net/de/about.php?lang=de</text:a></text:p>
        </text:list-item>
        <text:list-item>
          <text:p text:style-name="P12">GIMP (GNU Image Manipulation Program) <text:a xlink:type="simple" xlink:href="http://www.gimp.org/">www.gimp.org</text:a></text:p>
        </text:list-item>
        <text:list-item>
          <text:p text:style-name="P12">fonts-Ordner aus SVN auschecken. Geht unter Linux nach $HOME/.fonts. Unter Windows nach ???</text:p>
        </text:list-item>
        <text:list-item>
          <text:p text:style-name="P12">Tortoise installieren (<text:a xlink:type="simple" xlink:href="http://tortoise.tigris.org/">http://tortoise.tigris.org</text:a>)</text:p>
        </text:list-item>
        <text:list-item>
          <text:p text:style-name="P12">Zum Umwandeln/Bearbeiten von SVG/PDF inkscape</text:p>
        </text:list-item>
      </text:list>
      <text:h text:style-name="Heading_20_2" text:outline-level="2">SVN-Verzeichnis für SVN:</text:h>
      <text:p text:style-name="Text_20_body"><text:a xlink:type="simple" xlink:href="http://ngiger.dyndns.org/svn/admin/News_Mollis/">http://ngiger.dyndns.org/svn/admin/News_Mollis/</text:a>. Benutzer reader, Passwort = '' zum Lesen. Zum Schreiben wird es separat mitgeteilt.</text:p>
      <text:p text:style-name="Text_20_body">Dort soll auch alles Rund ums Nüüs abgelegt werden wie Info zu Inserenten, Preisen, Vorlagen, wiederkehrende Inserate, Frutiger-Font.</text:p>
      <text:h text:style-name="Heading_20_2" text:outline-level="2">Arbeitsablauf</text:h>
      <text:h text:style-name="Heading_20_3" text:outline-level="3">Vorlage holen:</text:h>
      <text:p text:style-name="Text_20_body">Es gibt eine im SVN-verwaltete Vorlage (inkl. Inserate)</text:p>
      <text:list xml:id="list1557188973" text:style-name="L3">
        <text:list-item>
          <text:p text:style-name="P7">Diese kopieren in das Verzeichnis</text:p>
        </text:list-item>
        <text:list-item>
          <text:p text:style-name="P7">Im Scribus das neue Dokument öffnen. „Datei..Dokument einrichten“ anwählen und unter Dokumentinformationen (beide Reiter beachten!), Datum, Name etc anpassen.</text:p>
        </text:list-item>
        <text:list-item>
          <text:p text:style-name="P7">Müssen evtl. Inserate vom alten Nüüs gelöscht werden?</text:p>
        </text:list-item>
      </text:list>
      <text:h text:style-name="Heading_20_3" text:outline-level="3">Vorbereitungen:</text:h>
      <text:p text:style-name="P1">Titelbild</text:p>
      <text:p text:style-name="P1">Redaktionsschluss</text:p>
      <text:p text:style-name="P1">Editorial</text:p>
      <text:p text:style-name="P1">Veranstaltungskalender</text:p>
      <text:p text:style-name="P1">Alle Artikel ohne Formattierung in den Text-Editor nehmen (sonst gibt es viel zu viele Stile beim Scribus und die Formattierung wird sehr uneinheitlich), Vor und nach dem Titel füge ich jeweils ein Zeile mit lauter „------------------------------------------------------------------------------------------“ ein, damit ich die Artikel leichter finde.</text:p>
      <text:p text:style-name="P1">E-Mail an alle Inserenten. Danach mache ich meist eine Kopie der Inserenten-Tabellenkalkulation, wo ich alle nicht benötigten Zeilen/Spalten lösche, etwas grösser schreibe und zwei umrandete Zeilen einfüge, damit ich leichter kontrollieren kann, ob ich alle Inserate platziert habe und wo auf welcher Seite. Das ist nämlich etwas wo man am leichtesten Fehler macht und zumindest von den Inserenten dann Kritik bekommt. </text:p>
      <text:p text:style-name="P1"><text:soft-page-break/>Ich kopiere aus dem Excel alle E-Mail-Adressen in ein leeres Kate-Dokument. Dann lösche ich alle leere Zeilen und ersetze „Regulärer Ausdruck“ angekreuzt '\n' durch '&gt;,&lt;', füge am Anfang ein '&lt;' und am Ende ein '&gt;' ein. Dann gesamte Zeile in Empfängerzeile kopieren und das ganze sollte ohne Probleme verschickt werden können.</text:p>
      <text:p text:style-name="P1">Neues Verzeichnis anlegen. Inserate gehören in das anzulegende Unterverzeichnis Inserate. Dito mit Bildern</text:p>
      <text:p text:style-name="P1">Scribus-Bibliothek (woher kopieren?)</text:p>
      <text:p text:style-name="P1">Liste der Beiträge/Fotos vervollständigen</text:p>
      <text:h text:style-name="Heading_20_2" text:outline-level="2">Geometrie und Koordinaten einer Seite</text:h>
      <text:p text:style-name="P4"><text:span text:style-name="T1">Wir rechnen in Punkten. 1 Punkt = 0,376 mm s.a. </text:span><text:a xlink:type="simple" xlink:href="http://de.wikipedia.org/wiki/Schriftgrad">http://de.wikipedia.org/wiki/Schriftgrad</text:a></text:p>
      <text:p text:style-name="P5">Das Nüüs ist eine A5-Seite gross (14,8 x 21,0 cm). Dies ergibt 419.53 ptx 595.28 pt oder gerundet 420x595 Punkte.</text:p>
      <text:p text:style-name="P5">Wir unterscheiden linke und rechte Seiten. Innen lassen wir 28 Punkte frei, aussen 34. Dieser Unterschied von 6 Punkten wird von Scribus automatisch angepasst, wenn eine ungerade Seite <text:s/>auf eine gerade wechselt oder umgekehrt. Oben lassen wir 62 Punkte und unten 25 frei.</text:p>
      <text:p text:style-name="P5">Oben kommen Balken an der open/links-Kooridnate 28/20 Punkten mit den Namen wie „Gemeinderat“, „Schulrat“, Breite mal Höhe für die Balken ist 358x30 Punkte. Sie werden aus der Scribus-Nüüs-Vu-Mullis-Bibliothek geholt. </text:p>
      <text:p text:style-name="P5">Zum Platzieren von Bildern, Texten gehe ich immer von der Mitte des Objektes aus. Hier 3 Zahlen für die X-(horizontale)-Achse die man sich merken muss:</text:p>
      <text:p text:style-name="P5">Eine ¼ Anzeige ist 179 x 256 Punkte</text:p>
      <text:p text:style-name="P5">Eine ½ Anzeige ist 358 x 256 Punkte</text:p>
      <text:p text:style-name="P5">Eine 1/1 Anzeige ist 358 x 512 Punkte (Rückseite darf randlos ganze A5 gross sein 420 x 595)</text:p>
      <text:p text:style-name="P5">X-Mitte einer 1/4-Anzeige links:<text:tab/>123.50</text:p>
      <text:p text:style-name="P5">X-Mitte einer 1/2-Anzeige:<text:tab/><text:tab/>213.00</text:p>
      <text:p text:style-name="P5">X-Mitte einer 1/4-Anzeige rechts:<text:tab/>302.50</text:p>
      <text:p text:style-name="P5"/>
      <text:p text:style-name="P5">Y-Koordinaten:</text:p>
      <text:p text:style-name="P5">Y-Mitte einer ½ oder ¼ <text:s/>Anzeige oben:<text:tab/><text:tab/>158</text:p>
      <text:p text:style-name="P5">Y-Mitte einer 1/1 Anzeige oder Textrahmen:<text:tab/>407 =158+249</text:p>
      <text:p text:style-name="P5">Scribus-Vorlage_Nüüs</text:p>
      <text:p text:style-name="Text_20_body">Alles mit Stil</text:p>
      <text:p text:style-name="Text_20_body">Unter Scribus sind Zeichenstil Teile eines Absatzstils und haben einen eigenen Namen, können deshalb auch von mehreren Absatzstilen verwendet werden.</text:p>
      <text:h text:style-name="Heading_20_2" text:outline-level="2">Artikel einfügen</text:h>
      <text:p text:style-name="Text_20_body">Freie Seite (oder Teil davon suchen). Aus Bibliothek „Textrahmen 1 Seite“ einfügen. Evtl. Grösse/Position anpassen. Mit Ctrl-Y kann man Text bearbeiten (Den „Story Editor“ wird geöffnet). Hierin den Text ohne Formattierung aus dem Texteditor hineinkopieren. Mit Ctrl-A alles auswählen und „Standard Absatzstil/Default Paragraph Style“ anwenden.</text:p>
      <text:p text:style-name="Text_20_body">Für die Überschrift und Zwischentitel die Stile „Ueberschrift_1“ und „Ueberschrift_2“ verwenden. Jeweils eine ganzen Abschnitt anwählen.</text:p>
      <text:p text:style-name="Text_20_body">Falls der Text nicht in einen einzigen Textrahmen passt, einen zweiten öffnen und richtig auf der (nächsten) platzieren. Dann den erste Textrahmen anklicken, „N“ drücken, den zweiten Textrahmen anklicken, ins Leere klicken (man könnte auch mehrere Textboxen aufs mal verbinden). Damit sind die beiden Textboxen verbunden und der Text fliesst automatisch von einem Textrahmen in den anderen.</text:p>
      <text:p text:style-name="Text_20_body">Silbentrennung: Gewünschten Textrahmen anklicken. Falls der Menüpunkt „Extras..Silbentrennung anwenden“ grau ist, F2 drücken und das Icon „Grössenänderung gesperrt“ abwählen und Dialog schliessen. Menüpunkt „Extras..Silbentrennung anwenden“ anwählen. Leider kann man dies nicht <text:soft-page-break/>automatisch machen. Um einen optionale Trennmöglichkeit einzufügen, Textbox doppelklicken. Stelle anwählen, Menü „Einfügen“.. „Zeichen“..“Bedingtes Trennzeichen“. (Geht nicht im Story Editor“ !!!). Ich habe diesem Befehl manuell den Kürzel Ctrl-Shift-- zugeordnet.</text:p>
      <text:p text:style-name="Text_20_body">Wenn man Probleme hat, dass der Text etwas zu lang oder zu kurz ist, öffnet man mit F2 die Eigenschaften, geht in den Reiter Text und variiert mit den „Advanced Settings“ beim T oberhalb der „Laufweite“, dort bringt schon ein Ersetzen von 100 auf 99 oder 98% je nachdem sehr viel.</text:p>
      <text:p text:style-name="P2"/>
      <text:p text:style-name="P6">Spezialstile:<text:span text:style-name="T2">Wenn man in einem Artikel Zeilen/Abschnitte hat, die z.B. Tabulatoren brauchen, mache ich mit F3 („Bearbeiten...Stile“) einen neuen Stil, nenne ihn ähnlich wie der Artikel, z.B. „Birnel_Tabelle“. Dann die gewünschten Zeilen im Story-Editor, diesem Stil zuweisen. Story-Edito schliessen. Jetzt kann diesen Stil (F3) feinbearbeiten, bis das ganze Layout stimmt. (Jeweils anwenden drücken).</text:span></text:p>
      <text:h text:style-name="Heading_20_3" text:outline-level="3"><text:span text:style-name="T2">Zeichensatz korrigieren</text:span></text:h>
      <text:p text:style-name="P6"><text:span text:style-name="T2">Machmal erhalte ich von anderen Leuten Text-Dokumente, welche nicht im UTF-8 abgespeichert sind. Dann folgenden Befehl ausführen</text:span></text:p>
      <text:p text:style-name="P6"><text:span text:style-name="T2"><text:s/></text:span><text:span text:style-name="T4">iconv --from-code=ISO-8859-1 --to-code=UTF-8 DateiName</text:span></text:p>
      <text:h text:style-name="Heading_20_2" text:outline-level="2">Bild einfügen</text:h>
      <text:p text:style-name="Text_20_body">Wenn ein Bild in einem *.doc oder öhnlichen Format eingesetzt ist, muss man zuerst ein *.gif (oder *.jpg) erstellen. Dazu Bild in der Textverbeitung anklicken und in die Zwischenablage kopieren (Ctrl-C). Danach Gimp öffnen. Datei..Holen. Als neues Bild einfügen“ (Umschalt-Ctrl-V) wählen. Jetzt im neuen Fenster (mit dem Bild) „Datei..Speichern unter“ anwählen. Als Dateiformat „GIF“ wählen, Ordner auswählen, Namen geben und abspeichern.</text:p>
      <text:p text:style-name="P1">Im Scribus „Einfügen..Bildrahmen einfügen“ (‚I‘) wählen und gewünschte Grösse/Position durch Ziehen erreichen. Rechte Maustaste „Bild laden“ oder Ctlr-D um Bild zu laden. Position/Grösse kann auch via F2 in Pixel angegeben werden.</text:p>
      <text:p text:style-name="P1">Rechte Maustaste „Bild Eigenschaften“ oder F2 drücken. Im Reiter „Bild“ ist es häufig richtig, den Punkt „An Rahmen anpassen“ anzuwählen. Es empfiehlt sich, die Box „Proportional“ anzuwähelen, damit das Bild nicht verzerrt dargestellt wird. Im Reiter „Form“ kann man unter „Text umfliesst Rahmen“, z.B. „Rahmenumriss benutzen“ anwählen, damit der Text schön um das Foto herumfliesst.</text:p>
      <text:h text:style-name="Heading_20_2" text:outline-level="2">Veranstaltungskalender</text:h>
      <text:p text:style-name="Text_20_body">Alle Daten bis zum nächsten Erscheinungsdatum (und je nachdem wie viel noch hineinpasst etwas darüber) aus der Tabellenkalkulation des Aktuars des VVM übernehmen.</text:p>
      <text:p text:style-name="Text_20_body">Sein Layout ist fast immer eine Knacknuss und braucht häufig Anpassungen, damit die Zeilen kurz genug sind. Vorschläge:„8.+ 9.“ durch „8./9.“ ersetzen. Als Ausgangspunkt den letzen Veranstaltungskalender (oder den aus der Bibliothek verwenden). Kürzel Alt-1 und Alt-2 für Zeile/resp. Monat im Veranstaltungskalender. Diese Seite ist auch 4 Punkte breiter als normal, damit das Ganze hineinpasst.</text:p>
      <text:p text:style-name="Text_20_body">Am Ende der Zeilen schauen, dass keine Leerzeichen/Tabulatoren vorhanden sind (Der letzte Tabulator ist rechtsbündig).</text:p>
      <text:p text:style-name="Text_20_body">Aus unerfindlichen Gründen nimmt Scribus für die Monat nicht den richtigen Zeichenstil, der da wäre (fett = Arial bold) und Grösse 12. Die Veranstaltungskalenderzeilen haben Grösse 7, damit sie hineinpassen.</text:p>
      <text:h text:style-name="Heading_20_2" text:outline-level="2"><text:soft-page-break/>PDF für Ausdruck erstellen</text:h>
      <text:p text:style-name="Text_20_body">Folgende Einstellungen habe ich für den Drucker verwendet:</text:p>
      <text:p text:style-name="Text_20_body">Reiter Allgemein:</text:p>
      <text:list xml:id="list2058844330" text:style-name="L4">
        <text:list-item>
          <text:p text:style-name="P8">Auflösung für EPS-Dateien 1200 dpi</text:p>
        </text:list-item>
        <text:list-item>
          <text:p text:style-name="P8">Bindung: Linker Rand</text:p>
        </text:list-item>
        <text:list-item>
          <text:p text:style-name="P8">PDF 1.5</text:p>
        </text:list-item>
      </text:list>
      <text:p text:style-name="Text_20_body">Reiter Prepress:</text:p>
      <text:list xml:id="list248136898" text:continue-numbering="true" text:style-name="L4">
        <text:list-item>
          <text:p text:style-name="P8">Anschnittmarken</text:p>
        </text:list-item>
        <text:list-item>
          <text:p text:style-name="P8">Versatz 10.00 ptsalandi.ch gebrstuckiag@msn.com wenger.mollis@bluewin.ch </text:p>
        </text:list-item>
        <text:list-item>
          <text:p text:style-name="P8">Evtl. 1 Seite pro PDF</text:p>
          <text:p text:style-name="P8">Grösse 1.09 ohne Embedded PDF, mit Embedded PDF (1200 pts /EPS) 195 MB</text:p>
        </text:list-item>
        <text:list-item>
          <text:p text:style-name="P8">Grösse 1.08 mit Embededed PDF, EPS 600 pt, viel schneller und nur 22 MB gross. Konnte von Küng ohne Probleme gelesen werden. Transfer via FTP (auch bin) ist nicht gegangen. Einige PDFs werden jedoch falsch skaliert (z.B. Buchli, Spenglerei Müller). <text:span text:style-name="T3">Fehlerhaft!</text:span></text:p>
        </text:list-item>
      </text:list>
      <text:h text:style-name="Heading_20_2" text:outline-level="2">Upload</text:h>
      <text:p text:style-name="Text_20_body">Serveradresse: ftp://upload.kueng-druck.ch/</text:p>
      <text:p text:style-name="Text_20_body">Benutzername: ftp_kueng</text:p>
      <text:p text:style-name="Text_20_body">Kennwort: heid06</text:p>
      <text:p text:style-name="Text_20_body">Binäre Dateien übertragen! (binary)</text:p>
      <text:p text:style-name="P3"><office:annotation><dc:date>2011-11-13T20:23:04</dc:date><text:p>&lt;!--StartFragment--&gt;</text:p></office:annotation>ncftpput -m -R -u ftp_kueng -p heid06 upload.kueng-druck.ch mollis_news 201*.pdf<office:annotation><dc:date>2011-11-13T20:23:04</dc:date><text:p>&lt;!--EndFragment--&gt;</text:p></office:annotation></text:p>
      <text:p text:style-name="Text_20_body"/>
      <text:h text:style-name="Heading_20_2" text:outline-level="2">Todo</text:h>
      <text:list xml:id="list672485767" text:style-name="L5">
        <text:list-item>
          <text:p text:style-name="P9">Standard: Etwas grösseren Zeilenabstand</text:p>
        </text:list-item>
        <text:list-item>
          <text:p text:style-name="P9">Inserat Giovanna: Offset -20pt</text:p>
        </text:list-item>
        <text:list-item>
          <text:p text:style-name="P9">Inserat Müller, Sklierung 88 %, x -38 pt, y -39pt <text:s/>Aus Inserate Wildbach für Frühling</text:p>
        </text:list-item>
        <text:list-item>
          <text:p text:style-name="P9">Inserat Bären mit inkscape PDF-Text bearbeiten URL Gothic L Grösse 18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StarSymbol" svg:font-family="StarSymbol"/>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ko" style:country-asian="KR"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Bitstream Vera Sans" style:font-size-asian="10.5pt" style:language-asian="ko" style:country-asian="KR"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9-06T15:12:55</meta:creation-date>
    <dc:date>2012-06-02T14:51:55</dc:date>
    <meta:editing-cycles>128</meta:editing-cycles>
    <meta:editing-duration>P9DT21H28M4S</meta:editing-duration>
    <dc:creator>Niklaus Giger</dc:creator>
    <meta:document-statistic meta:table-count="0" meta:image-count="0" meta:object-count="0" meta:page-count="4" meta:paragraph-count="90" meta:word-count="1312" meta:character-count="9179" meta:non-whitespace-character-count="8215"/>
    <meta:user-defined meta:name="Info 1"/>
    <meta:user-defined meta:name="Info 2"/>
    <meta:user-defined meta:name="Info 3"/>
    <meta:user-defined meta:name="Info 4"/>
  </office:meta>
</office:document-meta>
</file>